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opacity="0%" draw:textarea-horizontal-align="justify" draw:textarea-vertical-align="middle" draw:auto-grow-height="false" fo:min-height="5.505cm" fo:min-width="1.696cm" loext:decorative="false"/>
    </style:style>
    <style:style style:name="gr2" style:family="graphic" style:parent-style-name="standard">
      <style:graphic-properties draw:stroke="none" draw:fill="none" draw:fill-color="#729fcf" loext:fill-use-slide-background="false" draw:opacity="0%" draw:textarea-horizontal-align="justify" draw:textarea-vertical-align="middle" draw:auto-grow-height="false" fo:min-height="6.453cm" fo:min-width="1.326cm" loext:decorative="false"/>
    </style:style>
    <style:style style:name="gr3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color="#2a6099" draw:fill="gradient" draw:fill-color="#b4c7dc" draw:fill-gradient-name="Gradient_20_743" draw:textarea-horizontal-align="justify" draw:textarea-vertical-align="middle" draw:auto-grow-height="false" fo:min-height="1.02cm" fo:min-width="0.643cm" loext:decorative="false"/>
    </style:style>
    <style:style style:name="gr13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5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6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7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8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20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1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7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0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3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5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9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51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2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5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6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7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8" style:family="graphic" style:parent-style-name="objectwithoutfill">
      <style:graphic-properties svg:stroke-color="#000000" draw:fill="none" draw:textarea-vertical-align="middle" loext:decorative="false"/>
    </style:style>
    <style:style style:name="gr59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60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62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3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4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5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6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7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8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9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0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71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9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80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2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3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5" style:family="graphic" style:parent-style-name="standard">
      <style:graphic-properties svg:stroke-color="#000000" draw:fill="gradient" draw:fill-gradient-name="Gradient_20_724" draw:textarea-horizontal-align="justify" draw:textarea-vertical-align="middle" draw:auto-grow-height="false" fo:min-height="3.216cm" fo:min-width="6.166cm" loext:decorative="false"/>
    </style:style>
    <style:style style:name="gr86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7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8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9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9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91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92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3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4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5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6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7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8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100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102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7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8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721" draw:textarea-vertical-align="middle" fo:padding-top="0.134cm" fo:padding-bottom="0.134cm" fo:padding-left="0.259cm" fo:padding-right="0.259cm" loext:decorative="false"/>
    </style:style>
    <style:style style:name="gr109" style:family="graphic" style:parent-style-name="standard">
      <style:graphic-properties draw:stroke="none" draw:fill="gradient" draw:fill-color="#e8a202" draw:fill-gradient-name="Gradient_20_722" draw:textarea-horizontal-align="justify" draw:textarea-vertical-align="middle" draw:auto-grow-height="false" fo:min-height="0cm" fo:min-width="0cm" loext:decorative="false"/>
    </style:style>
    <style:style style:name="gr110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11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12" style:family="graphic" style:parent-style-name="standard">
      <style:graphic-properties draw:stroke="none" svg:stroke-color="#b47804" draw:fill="gradient" draw:fill-gradient-name="Gradient_20_723" draw:textarea-horizontal-align="justify" draw:textarea-vertical-align="middle" draw:auto-grow-height="false" fo:min-height="0.092cm" fo:min-width="0cm" loext:decorative="false"/>
    </style:style>
    <style:style style:name="gr113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4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5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6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</style:style>
    <style:style style:name="gr117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9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20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21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22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4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5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6" style:family="graphic" style:parent-style-name="standard">
      <style:graphic-properties draw:stroke="solid" svg:stroke-width="0.106cm" svg:stroke-color="#808080" draw:marker-start-width="0.359cm" draw:marker-end-width="0.359cm" draw:fill="none" loext:fill-use-slide-background="false" draw:textarea-horizontal-align="justify" draw:textarea-vertical-align="middle" draw:auto-grow-height="false" fo:min-height="0.65cm" fo:min-width="0.4cm" fo:padding-top="0.178cm" fo:padding-bottom="0.178cm" fo:padding-left="0.303cm" fo:padding-right="0.303cm" fo:wrap-option="wrap" loext:decorative="false"/>
    </style:style>
    <style:style style:name="gr127" style:family="graphic" style:parent-style-name="standard">
      <style:graphic-properties draw:stroke="none" draw:fill-color="#bdb76b" draw:textarea-horizontal-align="justify" draw:textarea-vertical-align="middle" draw:auto-grow-height="false" fo:min-height="0cm" fo:min-width="1.253cm" loext:decorative="false"/>
    </style:style>
    <style:style style:name="gr128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592cm" loext:decorative="false"/>
    </style:style>
    <style:style style:name="gr12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94cm" loext:decorative="false"/>
    </style:style>
    <style:style style:name="gr13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03cm" loext:decorative="false"/>
    </style:style>
    <style:style style:name="gr13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53cm" loext:decorative="false"/>
    </style:style>
    <style:style style:name="gr132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12cm" loext:decorative="false"/>
    </style:style>
    <style:style style:name="gr133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66cm" loext:decorative="false"/>
    </style:style>
    <style:style style:name="gr134" style:family="graphic" style:parent-style-name="objectwithoutfill">
      <style:graphic-properties svg:stroke-width="0.035cm" svg:stroke-color="#69696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5" style:family="graphic" style:parent-style-name="standard">
      <style:graphic-properties draw:stroke="none" draw:fill-color="#708090" draw:textarea-horizontal-align="justify" draw:textarea-vertical-align="middle" draw:auto-grow-height="false" fo:min-height="0cm" fo:min-width="0cm" fo:wrap-option="wrap" loext:decorative="false"/>
    </style:style>
    <style:style style:name="gr136" style:family="graphic" style:parent-style-name="standard">
      <style:graphic-properties draw:stroke="none" svg:stroke-color="#696969" draw:fill="solid" draw:fill-color="#2f4f4f" draw:textarea-horizontal-align="justify" draw:textarea-vertical-align="middle" draw:auto-grow-height="false" fo:min-height="4.525cm" fo:min-width="0.465cm" loext:decorative="false"/>
    </style:style>
    <style:style style:name="gr137" style:family="graphic" style:parent-style-name="standard">
      <style:graphic-properties draw:stroke="none" svg:stroke-color="#696969" draw:fill="gradient" draw:fill-gradient-name="Gradient_20_779" draw:textarea-horizontal-align="justify" draw:textarea-vertical-align="middle" draw:auto-grow-height="false" fo:min-height="4.525cm" fo:min-width="0.465cm" loext:decorative="false"/>
    </style:style>
    <style:style style:name="gr138" style:family="graphic" style:parent-style-name="standard">
      <style:graphic-properties draw:stroke="none" svg:stroke-color="#708090" draw:fill="solid" draw:fill-color="#708090" draw:textarea-horizontal-align="justify" draw:textarea-vertical-align="middle" draw:auto-grow-height="false" fo:min-height="0.061cm" fo:min-width="0.351cm" draw:shadow="hidden" loext:decorative="false"/>
    </style:style>
    <style:style style:name="gr139" style:family="graphic" style:parent-style-name="standard">
      <style:graphic-properties svg:stroke-color="#708090" draw:fill="gradient" draw:fill-gradient-name="Pastel_20_Bouquet" draw:textarea-horizontal-align="justify" draw:textarea-vertical-align="middle" draw:auto-grow-height="false" fo:min-height="0.061cm" fo:min-width="0.351cm" draw:shadow="hidden" loext:decorative="false"/>
    </style:style>
    <style:style style:name="gr140" style:family="graphic" style:parent-style-name="standard">
      <style:graphic-properties draw:stroke="none" svg:stroke-color="#b8860b" draw:fill-color="#daa520" draw:textarea-horizontal-align="justify" draw:textarea-vertical-align="middle" draw:auto-grow-height="false" fo:min-height="4.171cm" fo:min-width="0cm" loext:decorative="false"/>
    </style:style>
    <style:style style:name="gr141" style:family="graphic" style:parent-style-name="standard">
      <style:graphic-properties draw:stroke="none" svg:stroke-color="#b8860b" draw:fill-color="#bdb76b" draw:textarea-horizontal-align="justify" draw:textarea-vertical-align="middle" draw:auto-grow-height="false" fo:min-height="4.171cm" fo:min-width="0cm" loext:decorative="false"/>
    </style:style>
    <style:style style:name="gr142" style:family="graphic" style:parent-style-name="standard">
      <style:graphic-properties draw:stroke="none" draw:fill="gradient" draw:fill-gradient-name="Gradient_20_795" draw:textarea-horizontal-align="justify" draw:textarea-vertical-align="middle" draw:auto-grow-height="false" fo:min-height="0.099cm" fo:min-width="0.15cm" loext:decorative="false"/>
    </style:style>
    <style:style style:name="gr14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18cm" fo:min-width="0.122cm" loext:decorative="false"/>
    </style:style>
    <style:style style:name="gr14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15cm" fo:min-width="0.171cm" loext:decorative="false"/>
    </style:style>
    <style:style style:name="gr14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842cm" fo:min-width="0.414cm" loext:decorative="false"/>
    </style:style>
    <style:style style:name="gr146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7" style:family="graphic" style:parent-style-name="standard">
      <style:graphic-properties draw:stroke="none" draw:fill="gradient" draw:fill-gradient-name="Gradient_20_791" draw:textarea-horizontal-align="justify" draw:textarea-vertical-align="middle" draw:auto-grow-height="false" fo:min-height="0.553cm" fo:min-width="0.887cm" draw:shadow="hidden" loext:decorative="false"/>
    </style:style>
    <style:style style:name="gr148" style:family="graphic" style:parent-style-name="standard">
      <style:graphic-properties draw:stroke="none" draw:fill="gradient" draw:fill-gradient-name="Gradient_20_797" draw:textarea-horizontal-align="justify" draw:textarea-vertical-align="middle" draw:auto-grow-height="false" fo:min-height="0.553cm" fo:min-width="0.887cm" draw:shadow="hidden" loext:decorative="false"/>
    </style:style>
    <style:style style:name="gr149" style:family="graphic" style:parent-style-name="standard">
      <style:graphic-properties draw:stroke="none" draw:fill="gradient" draw:fill-gradient-name="Gradient_20_796" draw:textarea-horizontal-align="justify" draw:textarea-vertical-align="middle" draw:auto-grow-height="false" fo:min-height="0.553cm" fo:min-width="0.887cm" draw:shadow="hidden" loext:decorative="false"/>
    </style:style>
    <style:style style:name="gr150" style:family="graphic" style:parent-style-name="standard">
      <style:graphic-properties draw:stroke="none" draw:fill="gradient" draw:fill-gradient-name="Gradient_20_798" draw:textarea-horizontal-align="justify" draw:textarea-vertical-align="middle" draw:auto-grow-height="false" fo:min-height="0.553cm" fo:min-width="0.887cm" draw:shadow="hidden" loext:decorative="false"/>
    </style:style>
    <style:style style:name="gr151" style:family="graphic" style:parent-style-name="standard">
      <style:graphic-properties draw:stroke="none" draw:fill="gradient" draw:fill-gradient-name="Gradient_20_799" draw:textarea-horizontal-align="justify" draw:textarea-vertical-align="middle" draw:auto-grow-height="false" fo:min-height="0.553cm" fo:min-width="0.887cm" draw:shadow="hidden" loext:decorative="false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gradient" draw:fill-color="#b4c7dc" draw:fill-gradient-name="Pastel_20_Bouquet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gradient" draw:fill-color="#b4c7dc" draw:fill-gradient-name="Gradient_20_743"/>
      <style:paragraph-properties fo:text-align="center"/>
    </style:style>
    <style:style style:name="P10" style:family="paragraph">
      <loext:graphic-properties draw:fill="gradient" draw:fill-color="#b4c7dc" draw:fill-gradient-name="Gradient_20_9"/>
      <style:paragraph-properties fo:text-align="center"/>
    </style:style>
    <style:style style:name="P11" style:family="paragraph">
      <loext:graphic-properties draw:fill="gradient" draw:fill-color="#666666" draw:fill-gradient-name="Gradient_20_115"/>
      <style:paragraph-properties fo:text-align="center"/>
    </style:style>
    <style:style style:name="P12" style:family="paragraph">
      <loext:graphic-properties draw:fill="gradient" draw:fill-gradient-name="Pastel_20_Bouquet"/>
      <style:paragraph-properties fo:text-align="center"/>
    </style:style>
    <style:style style:name="P13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4" style:family="paragraph">
      <loext:graphic-properties draw:fill="gradient" draw:fill-gradient-name="Gradient_20_376" draw:opacity="100%"/>
      <style:paragraph-properties fo:text-align="center"/>
    </style:style>
    <style:style style:name="P15" style:family="paragraph">
      <loext:graphic-properties draw:fill="gradient" draw:fill-color="#666666" draw:fill-gradient-name="Gradient_20_377"/>
      <style:paragraph-properties fo:text-align="center"/>
    </style:style>
    <style:style style:name="P16" style:family="paragraph">
      <loext:graphic-properties draw:fill="gradient" draw:fill-gradient-name="Gradient_20_377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solid" draw:fill-color="#ffffff" draw:opacity="100%"/>
      <style:paragraph-properties fo:text-align="center"/>
    </style:style>
    <style:style style:name="P22" style:family="paragraph">
      <loext:graphic-properties draw:fill-color="#000000" draw:opacity="100%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-color="#cccccc" draw:opacity="100%"/>
      <style:paragraph-properties fo:text-align="center"/>
    </style:style>
    <style:style style:name="P25" style:family="paragraph">
      <loext:graphic-properties draw:fill="gradient" draw:fill-color="#999999" draw:fill-gradient-name="Gradient_20_379"/>
      <style:paragraph-properties fo:text-align="center"/>
    </style:style>
    <style:style style:name="P26" style:family="paragraph">
      <loext:graphic-properties draw:fill="gradient" draw:fill-color="#999999" draw:fill-gradient-name="Gradient_20_381"/>
      <style:paragraph-properties fo:text-align="center"/>
    </style:style>
    <style:style style:name="P27" style:family="paragraph">
      <loext:graphic-properties draw:fill="solid" draw:fill-color="#dddddd"/>
      <style:paragraph-properties fo:text-align="center"/>
    </style:style>
    <style:style style:name="P28" style:family="paragraph">
      <loext:graphic-properties draw:fill="gradient" draw:fill-color="#999999" draw:fill-gradient-name="Gradient_20_388"/>
      <style:paragraph-properties fo:text-align="center"/>
    </style:style>
    <style:style style:name="P29" style:family="paragraph">
      <loext:graphic-properties draw:fill="gradient" draw:fill-color="#999999" draw:fill-gradient-name="Gradient_20_389"/>
      <style:paragraph-properties fo:text-align="center"/>
    </style:style>
    <style:style style:name="P30" style:family="paragraph">
      <loext:graphic-properties draw:fill="gradient" draw:fill-color="#999999" draw:fill-gradient-name="Gradient_20_390"/>
      <style:paragraph-properties fo:text-align="center"/>
    </style:style>
    <style:style style:name="P31" style:family="paragraph">
      <loext:graphic-properties draw:fill="gradient" draw:fill-color="#999999" draw:fill-gradient-name="Gradient_20_391"/>
      <style:paragraph-properties fo:text-align="center"/>
    </style:style>
    <style:style style:name="P32" style:family="paragraph">
      <loext:graphic-properties draw:fill="gradient" draw:fill-color="#999999" draw:fill-gradient-name="Gradient_20_392"/>
      <style:paragraph-properties fo:text-align="center"/>
    </style:style>
    <style:style style:name="P33" style:family="paragraph">
      <loext:graphic-properties draw:fill="gradient" draw:fill-gradient-name="Gradient_20_397"/>
      <style:paragraph-properties fo:text-align="center"/>
    </style:style>
    <style:style style:name="P34" style:family="paragraph">
      <loext:graphic-properties draw:fill="gradient" draw:fill-color="#999999" draw:fill-gradient-name="Gradient_20_387"/>
      <style:paragraph-properties fo:text-align="center"/>
    </style:style>
    <style:style style:name="P35" style:family="paragraph">
      <loext:graphic-properties draw:fill-color="#999999"/>
      <style:paragraph-properties fo:text-align="center"/>
    </style:style>
    <style:style style:name="P36" style:family="paragraph">
      <loext:graphic-properties draw:fill="gradient" draw:fill-color="#999999" draw:fill-gradient-name="Gradient_20_384"/>
      <style:paragraph-properties fo:text-align="center"/>
    </style:style>
    <style:style style:name="P37" style:family="paragraph">
      <loext:graphic-properties draw:fill="solid" draw:fill-color="#333333"/>
      <style:paragraph-properties fo:text-align="center"/>
    </style:style>
    <style:style style:name="P38" style:family="paragraph">
      <loext:graphic-properties draw:fill="solid" draw:fill-color="#666666"/>
      <style:paragraph-properties fo:text-align="center"/>
    </style:style>
    <style:style style:name="P39" style:family="paragraph">
      <loext:graphic-properties draw:fill="solid" draw:fill-color="#cccccc"/>
      <style:paragraph-properties fo:text-align="center"/>
    </style:style>
    <style:style style:name="P40" style:family="paragraph">
      <loext:graphic-properties draw:fill="gradient" draw:fill-gradient-name="Gradient_20_378"/>
      <style:paragraph-properties fo:text-align="center"/>
    </style:style>
    <style:style style:name="P41" style:family="paragraph">
      <loext:graphic-properties draw:fill="solid" draw:fill-color="#b47804"/>
      <style:paragraph-properties fo:text-align="center"/>
    </style:style>
    <style:style style:name="P42" style:family="paragraph">
      <loext:graphic-properties draw:fill="solid" draw:fill-color="#ffe994"/>
      <style:paragraph-properties fo:text-align="center"/>
    </style:style>
    <style:style style:name="P43" style:family="paragraph">
      <loext:graphic-properties draw:fill="solid" draw:fill-color="#999999"/>
      <style:paragraph-properties fo:text-align="center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solid" draw:fill-color="#eeeeee"/>
      <style:paragraph-properties fo:text-align="center"/>
    </style:style>
    <style:style style:name="P46" style:family="paragraph">
      <loext:graphic-properties draw:fill="none" draw:fill-color="#ffffff"/>
      <style:text-properties fo:font-size="5pt" style:font-size-asian="5pt" style:font-size-complex="5pt"/>
    </style:style>
    <style:style style:name="P47" style:family="paragraph">
      <loext:graphic-properties draw:fill="gradient" draw:fill-gradient-name="Gradient_20_399"/>
      <style:paragraph-properties fo:text-align="center"/>
    </style:style>
    <style:style style:name="P48" style:family="paragraph">
      <loext:graphic-properties draw:fill="solid" draw:fill-color="#b2b2b2"/>
      <style:paragraph-properties fo:text-align="center"/>
    </style:style>
    <style:style style:name="P49" style:family="paragraph">
      <loext:graphic-properties draw:fill="gradient" draw:fill-gradient-name="Gradient_20_724"/>
      <style:paragraph-properties fo:text-align="center"/>
    </style:style>
    <style:style style:name="P50" style:family="paragraph">
      <loext:graphic-properties draw:fill-color="#1c1c1c"/>
      <style:paragraph-properties fo:text-align="center"/>
    </style:style>
    <style:style style:name="P51" style:family="paragraph">
      <loext:graphic-properties draw:fill-color="#111111"/>
      <style:paragraph-properties fo:text-align="center"/>
    </style:style>
    <style:style style:name="P52" style:family="paragraph">
      <loext:graphic-properties draw:fill-color="#acb20c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P54" style:family="paragraph">
      <loext:graphic-properties draw:fill-color="#808080"/>
      <style:paragraph-properties fo:text-align="center"/>
    </style:style>
    <style:style style:name="P55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6" style:family="paragraph">
      <loext:graphic-properties draw:fill="gradient" draw:fill-gradient-name="Gradient_20_404"/>
      <style:paragraph-properties fo:text-align="center"/>
    </style:style>
    <style:style style:name="P57" style:family="paragraph">
      <loext:graphic-properties draw:fill="none" draw:fill-color="#ffffff"/>
      <style:text-properties fo:color="#ffffff" loext:opacity="100%"/>
    </style:style>
    <style:style style:name="P58" style:family="paragraph">
      <loext:graphic-properties draw:fill="gradient" draw:fill-color="#111111" draw:fill-gradient-name="Gradient_20_440"/>
      <style:paragraph-properties fo:text-align="center"/>
    </style:style>
    <style:style style:name="P59" style:family="paragraph">
      <loext:graphic-properties draw:fill="gradient" draw:fill-gradient-name="Gradient_20_721"/>
      <style:paragraph-properties fo:text-align="center"/>
    </style:style>
    <style:style style:name="P60" style:family="paragraph">
      <loext:graphic-properties draw:fill="gradient" draw:fill-color="#e8a202" draw:fill-gradient-name="Gradient_20_722"/>
      <style:paragraph-properties fo:text-align="center"/>
    </style:style>
    <style:style style:name="P61" style:family="paragraph">
      <loext:graphic-properties draw:fill="gradient" draw:fill-color="#e8a202" draw:fill-gradient-name="Pastel_20_Bouquet"/>
      <style:paragraph-properties fo:text-align="center"/>
    </style:style>
    <style:style style:name="P62" style:family="paragraph">
      <loext:graphic-properties draw:fill="gradient" draw:fill-gradient-name="Gradient_20_723"/>
      <style:paragraph-properties fo:text-align="center"/>
    </style:style>
    <style:style style:name="P63" style:family="paragraph">
      <loext:graphic-properties draw:fill="gradient" draw:fill-gradient-name="Gradient_20_649"/>
      <style:paragraph-properties fo:text-align="center"/>
    </style:style>
    <style:style style:name="P64" style:family="paragraph">
      <loext:graphic-properties draw:fill="gradient" draw:fill-color="#111111" draw:fill-gradient-name="Gradient_20_651"/>
      <style:paragraph-properties fo:text-align="center"/>
    </style:style>
    <style:style style:name="P65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6" style:family="paragraph">
      <loext:graphic-properties draw:fill="gradient" draw:fill-color="#111111" draw:fill-gradient-name="Gradient_20_676"/>
      <style:paragraph-properties fo:text-align="center"/>
    </style:style>
    <style:style style:name="P67" style:family="paragraph">
      <loext:graphic-properties draw:fill="gradient" draw:fill-color="#111111" draw:fill-gradient-name="Gradient_20_680"/>
      <style:paragraph-properties fo:text-align="center"/>
    </style:style>
    <style:style style:name="P68" style:family="paragraph">
      <loext:graphic-properties draw:fill="gradient" draw:fill-color="#111111" draw:fill-gradient-name="Gradient_20_683"/>
      <style:paragraph-properties fo:text-align="center"/>
    </style:style>
    <style:style style:name="P69" style:family="paragraph">
      <loext:graphic-properties draw:fill="gradient" draw:fill-color="#111111" draw:fill-gradient-name="Gradient_20_685"/>
      <style:paragraph-properties fo:text-align="center"/>
    </style:style>
    <style:style style:name="P70" style:family="paragraph">
      <loext:graphic-properties draw:fill="gradient" draw:fill-gradient-name="Gradient_20_699"/>
      <style:paragraph-properties fo:text-align="center"/>
    </style:style>
    <style:style style:name="P71" style:family="paragraph">
      <loext:graphic-properties draw:fill-color="#bdb76b"/>
      <style:paragraph-properties fo:text-align="center"/>
    </style:style>
    <style:style style:name="P72" style:family="paragraph">
      <loext:graphic-properties draw:fill-color="#696969"/>
      <style:paragraph-properties fo:text-align="center"/>
    </style:style>
    <style:style style:name="P73" style:family="paragraph">
      <loext:graphic-properties draw:fill-color="#708090"/>
      <style:paragraph-properties fo:text-align="center"/>
    </style:style>
    <style:style style:name="P74" style:family="paragraph">
      <loext:graphic-properties draw:fill="solid" draw:fill-color="#2f4f4f"/>
      <style:paragraph-properties fo:text-align="center"/>
    </style:style>
    <style:style style:name="P75" style:family="paragraph">
      <loext:graphic-properties draw:fill="gradient" draw:fill-gradient-name="Gradient_20_779"/>
      <style:paragraph-properties fo:text-align="center"/>
    </style:style>
    <style:style style:name="P76" style:family="paragraph">
      <loext:graphic-properties draw:fill="solid" draw:fill-color="#708090"/>
      <style:paragraph-properties fo:text-align="center"/>
    </style:style>
    <style:style style:name="P77" style:family="paragraph">
      <loext:graphic-properties draw:fill-color="#daa520"/>
      <style:paragraph-properties fo:text-align="center"/>
    </style:style>
    <style:style style:name="P78" style:family="paragraph">
      <loext:graphic-properties draw:fill="gradient" draw:fill-gradient-name="Gradient_20_795"/>
      <style:paragraph-properties fo:text-align="center"/>
    </style:style>
    <style:style style:name="P79" style:family="paragraph">
      <loext:graphic-properties draw:fill="solid" draw:fill-color="#000000"/>
      <style:paragraph-properties fo:text-align="center"/>
    </style:style>
    <style:style style:name="P80" style:family="paragraph">
      <loext:graphic-properties draw:fill="gradient" draw:fill-gradient-name="Gradient_20_791"/>
      <style:paragraph-properties fo:text-align="center"/>
    </style:style>
    <style:style style:name="P81" style:family="paragraph">
      <loext:graphic-properties draw:fill="gradient" draw:fill-gradient-name="Gradient_20_797"/>
      <style:paragraph-properties fo:text-align="center"/>
    </style:style>
    <style:style style:name="P82" style:family="paragraph">
      <loext:graphic-properties draw:fill="gradient" draw:fill-gradient-name="Gradient_20_796"/>
      <style:paragraph-properties fo:text-align="center"/>
    </style:style>
    <style:style style:name="P83" style:family="paragraph">
      <loext:graphic-properties draw:fill="gradient" draw:fill-gradient-name="Gradient_20_798"/>
      <style:paragraph-properties fo:text-align="center"/>
    </style:style>
    <style:style style:name="P84" style:family="paragraph">
      <loext:graphic-properties draw:fill="gradient" draw:fill-gradient-name="Gradient_20_799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96cm" svg:height="5.755cm" svg:x="11.668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26cm" svg:height="6.703cm" svg:x="17.793cm" svg:y="21.71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033cm" svg:y1="23.66cm" svg:x2="5.033cm" svg:y2="24.04cm">
          <text:p/>
        </draw:line>
        <draw:line draw:style-name="gr3" draw:text-style-name="P3" draw:layer="layout" svg:x1="6.633cm" svg:y1="23.66cm" svg:x2="6.633cm" svg:y2="24.04cm">
          <text:p/>
        </draw:line>
        <draw:g draw:style-name="gr4">
          <draw:line draw:style-name="gr5" draw:text-style-name="P3" draw:layer="layout" svg:x1="4.033cm" svg:y1="23.46cm" svg:x2="4.033cm" svg:y2="23.84cm">
            <text:p/>
          </draw:line>
          <draw:line draw:style-name="gr5" draw:text-style-name="P3" draw:layer="layout" svg:x1="4.533cm" svg:y1="23.46cm" svg:x2="4.533cm" svg:y2="23.84cm">
            <text:p/>
          </draw:line>
        </draw:g>
        <draw:frame draw:style-name="gr6" draw:text-style-name="P4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6" draw:text-style-name="P4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7" draw:text-style-name="P5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9">
          <draw:custom-shape draw:style-name="gr10" draw:text-style-name="P7" draw:layer="layout" svg:width="1.143cm" svg:height="1.27cm" svg:x="6.645cm" svg:y="1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9">
            <draw:custom-shape draw:style-name="gr11" draw:text-style-name="P8" draw:layer="layout" svg:width="0.361cm" svg:height="0.156cm" svg:x="6.777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8" draw:layer="layout" svg:width="0.361cm" svg:height="0.156cm" svg:x="7.295cm" svg:y="1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6.777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8" draw:layer="layout" svg:width="0.361cm" svg:height="0.156cm" svg:x="7.295cm" svg:y="2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6.777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8" draw:layer="layout" svg:width="0.361cm" svg:height="0.156cm" svg:x="7.295cm" svg:y="2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9">
          <draw:custom-shape draw:style-name="gr12" draw:text-style-name="P9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9">
            <draw:custom-shape draw:style-name="gr11" draw:text-style-name="P8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9">
          <draw:custom-shape draw:style-name="gr13" draw:text-style-name="P10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9">
            <draw:custom-shape draw:style-name="gr11" draw:text-style-name="P8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9">
            <draw:custom-shape draw:style-name="gr11" draw:text-style-name="P8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6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9">
          <draw:path draw:style-name="gr15" draw:text-style-name="P11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6" draw:text-style-name="P12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9">
          <draw:path draw:style-name="gr17" draw:text-style-name="P13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8" draw:text-style-name="P14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9">
          <draw:path draw:style-name="gr19" draw:text-style-name="P15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20" draw:text-style-name="P16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4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6" draw:text-style-name="P4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6" draw:text-style-name="P4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6" draw:text-style-name="P4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6" draw:text-style-name="P4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6" draw:text-style-name="P4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6" draw:text-style-name="P4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6" draw:text-style-name="P4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6" draw:text-style-name="P4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6" draw:text-style-name="P4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6" draw:text-style-name="P4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6" draw:text-style-name="P4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6" draw:text-style-name="P4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6" draw:text-style-name="P4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6" draw:text-style-name="P4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6" draw:text-style-name="P4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6" draw:text-style-name="P4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6" draw:text-style-name="P4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4">
          <draw:line draw:style-name="gr21" draw:text-style-name="P3" draw:layer="layout" svg:x1="22.85cm" svg:y1="14.84cm" svg:x2="22.798cm" svg:y2="15.258cm">
            <text:p/>
          </draw:line>
          <draw:line draw:style-name="gr22" draw:text-style-name="P3" draw:layer="layout" svg:x1="22.845cm" svg:y1="14.796cm" svg:x2="23.018cm" svg:y2="15.245cm">
            <text:p/>
          </draw:line>
          <draw:line draw:style-name="gr23" draw:text-style-name="P3" draw:layer="layout" svg:x1="22.854cm" svg:y1="14.844cm" svg:x2="23.199cm" svg:y2="15.152cm">
            <text:p/>
          </draw:line>
          <draw:line draw:style-name="gr24" draw:text-style-name="P3" draw:layer="layout" svg:x1="22.85cm" svg:y1="14.84cm" svg:x2="22.564cm" svg:y2="15.188cm">
            <text:p/>
          </draw:line>
          <draw:path draw:style-name="gr25" draw:text-style-name="P3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6" draw:text-style-name="P17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draw:g draw:style-name="gr9">
            <draw:custom-shape draw:style-name="gr27" draw:text-style-name="P3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9">
              <draw:custom-shape draw:style-name="gr28" draw:text-style-name="P3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9" draw:layer="layout" svg:width="0.229cm" svg:height="0.229cm" svg:x="25.759cm" svg:y="26.325cm">
                <text:p text:style-name="P18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3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9">
            <draw:custom-shape draw:style-name="gr31" draw:text-style-name="P3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9">
              <draw:g draw:style-name="gr9">
                <draw:custom-shape draw:style-name="gr28" draw:text-style-name="P3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19" draw:layer="layout" svg:width="0.229cm" svg:height="0.229cm" svg:x="25.462cm" svg:y="24.505cm">
                  <text:p text:style-name="P18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9">
                <draw:custom-shape draw:style-name="gr28" draw:text-style-name="P3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19" draw:layer="layout" svg:width="0.229cm" svg:height="0.229cm" svg:x="25.462cm" svg:y="28.145cm">
                  <text:p text:style-name="P18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9">
          <draw:custom-shape draw:style-name="gr32" draw:text-style-name="P20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0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0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0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1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2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23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draw:g draw:style-name="gr9">
            <draw:g draw:style-name="gr4">
              <draw:line draw:style-name="gr23" draw:text-style-name="P3" draw:layer="layout" svg:x1="20.115cm" svg:y1="20.751cm" svg:x2="20.274cm" svg:y2="21.02cm">
                <text:p/>
              </draw:line>
              <draw:line draw:style-name="gr40" draw:text-style-name="P3" draw:layer="layout" svg:x1="20.111cm" svg:y1="20.747cm" svg:x2="19.961cm" svg:y2="21.011cm">
                <text:p/>
              </draw:line>
            </draw:g>
            <draw:path draw:style-name="gr25" draw:text-style-name="P3" draw:layer="layout" svg:width="1.184cm" svg:height="0.747cm" draw:transform="rotate (-0.133866753627966) translate (19.0421019270506cm 19.9396905127984cm)" svg:viewBox="0 0 1185 748" svg:d="M0 46c1079-174 1090 166 1185 702">
              <text:p/>
            </draw:path>
          </draw:g>
          <draw:g draw:style-name="gr9">
            <draw:custom-shape draw:style-name="gr41" draw:text-style-name="P5" draw:layer="layout" svg:width="8.621cm" svg:height="3.513cm" svg:x="10.894cm" svg:y="16.752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9">
              <draw:custom-shape draw:style-name="gr42" draw:text-style-name="P24" draw:layer="layout" svg:width="0.429cm" svg:height="0.436cm" svg:x="12.559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7cm" svg:height="0.439cm" svg:x="13.536cm" svg:y="18.2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9cm" svg:height="0.439cm" svg:x="14.50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9cm" svg:height="0.439cm" svg:x="15.48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5cm" svg:height="0.439cm" svg:x="16.455cm" svg:y="18.2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24" draw:layer="layout" svg:width="0.427cm" svg:height="0.439cm" svg:x="17.422cm" svg:y="18.2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9">
              <draw:g draw:style-name="gr9">
                <draw:custom-shape draw:style-name="gr44" draw:text-style-name="P12" draw:layer="layout" svg:width="0.309cm" svg:height="0.309cm" draw:transform="rotate (0.226892802759263) translate (13.078cm 18.36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3" draw:layer="layout" svg:x1="13.125cm" svg:y1="18.524cm" svg:x2="13.408cm" svg:y2="18.459cm">
                  <text:p/>
                </draw:line>
              </draw:g>
              <draw:g draw:style-name="gr9">
                <draw:custom-shape draw:style-name="gr44" draw:text-style-name="P12" draw:layer="layout" svg:width="0.309cm" svg:height="0.309cm" draw:transform="rotate (-1.01229096615671) translate (17.166cm 18.26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5" draw:text-style-name="P3" draw:layer="layout" svg:x1="17.033cm" svg:y1="18.364cm" svg:x2="17.187cm" svg:y2="18.61cm">
                  <text:p/>
                </draw:line>
              </draw:g>
            </draw:g>
          </draw:g>
        </draw:g>
        <draw:frame draw:style-name="gr46" draw:text-style-name="P3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6" draw:text-style-name="P3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9">
          <draw:custom-shape draw:style-name="gr47" draw:text-style-name="P25" draw:layer="layout" svg:width="0.41cm" svg:height="4.078cm" svg:x="-6.78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3" draw:layer="layout" svg:width="0.265cm" svg:height="0.583cm" svg:x="-6.176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6" draw:layer="layout" svg:width="0.221cm" svg:height="0.461cm" svg:x="-6.695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3" draw:layer="layout" svg:width="0.221cm" svg:height="0.461cm" svg:x="-6.695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3" draw:layer="layout" svg:width="0.221cm" svg:height="0.461cm" svg:x="-6.69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1" draw:text-style-name="P27" draw:layer="layout" svg:width="2.05cm" svg:height="2.894cm" svg:x="-6.341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52" draw:text-style-name="P27" draw:layer="layout" svg:width="0.525cm" svg:height="0.918cm" svg:x="-6.3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3" draw:text-style-name="P28" draw:layer="layout" svg:width="0.939cm" svg:height="1.437cm" svg:x="-3.786cm" svg:y="18.31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146cm" svg:height="1.437cm" svg:x="-3.935cm" svg:y="18.31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0" draw:layer="layout" svg:width="0.534cm" svg:height="0.524cm" svg:x="-2.806cm" svg:y="18.79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1" draw:layer="layout" svg:width="0.831cm" svg:height="0.524cm" svg:x="-2.239cm" svg:y="18.79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2" draw:layer="layout" svg:width="0.081cm" svg:height="0.707cm" svg:x="-2.482cm" svg:y="18.70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3" draw:layer="layout" svg:width="0.221cm" svg:height="0.461cm" svg:x="-6.195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8" draw:text-style-name="P3" draw:layer="layout" svg:x1="-3.756cm" svg:y1="18.321cm" svg:x2="-3.756cm" svg:y2="19.721cm">
            <text:p/>
          </draw:line>
          <draw:line draw:style-name="gr58" draw:text-style-name="P3" draw:layer="layout" svg:x1="-3.721cm" svg:y1="18.321cm" svg:x2="-3.721cm" svg:y2="19.721cm">
            <text:p/>
          </draw:line>
          <draw:line draw:style-name="gr59" draw:text-style-name="P3" draw:layer="layout" svg:x1="-3.693cm" svg:y1="18.321cm" svg:x2="-3.693cm" svg:y2="19.721cm">
            <text:p text:style-name="P18"><text:s/></text:p>
          </draw:line>
          <draw:line draw:style-name="gr59" draw:text-style-name="P3" draw:layer="layout" svg:x1="-3.659cm" svg:y1="18.321cm" svg:x2="-3.659cm" svg:y2="19.721cm">
            <text:p text:style-name="P18"><text:s/></text:p>
          </draw:line>
          <draw:line draw:style-name="gr59" draw:text-style-name="P3" draw:layer="layout" svg:x1="-3.625cm" svg:y1="18.321cm" svg:x2="-3.625cm" svg:y2="19.721cm">
            <text:p text:style-name="P18"><text:s/></text:p>
          </draw:line>
          <draw:line draw:style-name="gr59" draw:text-style-name="P3" draw:layer="layout" svg:x1="-3.583cm" svg:y1="18.321cm" svg:x2="-3.583cm" svg:y2="19.721cm">
            <text:p text:style-name="P18"><text:s/></text:p>
          </draw:line>
          <draw:line draw:style-name="gr59" draw:text-style-name="P3" draw:layer="layout" svg:x1="-3.545cm" svg:y1="18.321cm" svg:x2="-3.545cm" svg:y2="19.721cm">
            <text:p text:style-name="P18"><text:s text:c="2"/></text:p>
          </draw:line>
          <draw:line draw:style-name="gr59" draw:text-style-name="P3" draw:layer="layout" svg:x1="-3.495cm" svg:y1="18.321cm" svg:x2="-3.495cm" svg:y2="19.721cm">
            <text:p text:style-name="P18"><text:s text:c="2"/></text:p>
          </draw:line>
          <draw:line draw:style-name="gr59" draw:text-style-name="P3" draw:layer="layout" svg:x1="-3.453cm" svg:y1="18.321cm" svg:x2="-3.453cm" svg:y2="19.721cm">
            <text:p text:style-name="P18"><text:s text:c="2"/></text:p>
          </draw:line>
          <draw:line draw:style-name="gr58" draw:text-style-name="P3" draw:layer="layout" svg:x1="-3.421cm" svg:y1="18.321cm" svg:x2="-3.421cm" svg:y2="19.721cm">
            <text:p/>
          </draw:line>
          <draw:line draw:style-name="gr58" draw:text-style-name="P3" draw:layer="layout" svg:x1="-3.386cm" svg:y1="18.321cm" svg:x2="-3.386cm" svg:y2="19.721cm">
            <text:p/>
          </draw:line>
          <draw:line draw:style-name="gr59" draw:text-style-name="P3" draw:layer="layout" svg:x1="-3.248cm" svg:y1="18.321cm" svg:x2="-3.248cm" svg:y2="19.721cm">
            <text:p text:style-name="P18"><text:s/></text:p>
          </draw:line>
          <draw:line draw:style-name="gr59" draw:text-style-name="P3" draw:layer="layout" svg:x1="-3.21cm" svg:y1="18.321cm" svg:x2="-3.21cm" svg:y2="19.721cm">
            <text:p text:style-name="P18"><text:s text:c="2"/></text:p>
          </draw:line>
          <draw:line draw:style-name="gr59" draw:text-style-name="P3" draw:layer="layout" svg:x1="-3.16cm" svg:y1="18.321cm" svg:x2="-3.16cm" svg:y2="19.721cm">
            <text:p text:style-name="P18"><text:s text:c="2"/></text:p>
          </draw:line>
          <draw:line draw:style-name="gr59" draw:text-style-name="P3" draw:layer="layout" svg:x1="-3.118cm" svg:y1="18.321cm" svg:x2="-3.118cm" svg:y2="19.721cm">
            <text:p text:style-name="P18"><text:s text:c="2"/></text:p>
          </draw:line>
          <draw:line draw:style-name="gr58" draw:text-style-name="P3" draw:layer="layout" svg:x1="-3.326cm" svg:y1="18.321cm" svg:x2="-3.326cm" svg:y2="19.721cm">
            <text:p/>
          </draw:line>
          <draw:line draw:style-name="gr58" draw:text-style-name="P3" draw:layer="layout" svg:x1="-3.291cm" svg:y1="18.321cm" svg:x2="-3.291cm" svg:y2="19.721cm">
            <text:p/>
          </draw:line>
          <draw:line draw:style-name="gr59" draw:text-style-name="P3" draw:layer="layout" svg:x1="-3.153cm" svg:y1="18.321cm" svg:x2="-3.153cm" svg:y2="19.721cm">
            <text:p text:style-name="P18"><text:s/></text:p>
          </draw:line>
          <draw:line draw:style-name="gr59" draw:text-style-name="P3" draw:layer="layout" svg:x1="-3.115cm" svg:y1="18.321cm" svg:x2="-3.115cm" svg:y2="19.721cm">
            <text:p text:style-name="P18"><text:s text:c="2"/></text:p>
          </draw:line>
          <draw:line draw:style-name="gr59" draw:text-style-name="P3" draw:layer="layout" svg:x1="-3.065cm" svg:y1="18.321cm" svg:x2="-3.065cm" svg:y2="19.721cm">
            <text:p text:style-name="P18"><text:s text:c="2"/></text:p>
          </draw:line>
          <draw:line draw:style-name="gr59" draw:text-style-name="P3" draw:layer="layout" svg:x1="-3.023cm" svg:y1="18.321cm" svg:x2="-3.023cm" svg:y2="19.721cm">
            <text:p text:style-name="P18"><text:s text:c="2"/></text:p>
          </draw:line>
          <draw:line draw:style-name="gr58" draw:text-style-name="P3" draw:layer="layout" svg:x1="-3.185cm" svg:y1="18.321cm" svg:x2="-3.185cm" svg:y2="19.721cm">
            <text:p/>
          </draw:line>
          <draw:line draw:style-name="gr58" draw:text-style-name="P3" draw:layer="layout" svg:x1="-3.15cm" svg:y1="18.321cm" svg:x2="-3.15cm" svg:y2="19.721cm">
            <text:p/>
          </draw:line>
          <draw:line draw:style-name="gr59" draw:text-style-name="P3" draw:layer="layout" svg:x1="-3.012cm" svg:y1="18.321cm" svg:x2="-3.012cm" svg:y2="19.721cm">
            <text:p text:style-name="P18"><text:s/></text:p>
          </draw:line>
          <draw:line draw:style-name="gr59" draw:text-style-name="P3" draw:layer="layout" svg:x1="-2.974cm" svg:y1="18.321cm" svg:x2="-2.974cm" svg:y2="19.721cm">
            <text:p text:style-name="P18"><text:s text:c="2"/></text:p>
          </draw:line>
          <draw:line draw:style-name="gr59" draw:text-style-name="P3" draw:layer="layout" svg:x1="-2.924cm" svg:y1="18.321cm" svg:x2="-2.924cm" svg:y2="19.721cm">
            <text:p text:style-name="P18"><text:s text:c="2"/></text:p>
          </draw:line>
          <draw:line draw:style-name="gr59" draw:text-style-name="P3" draw:layer="layout" svg:x1="-2.882cm" svg:y1="18.321cm" svg:x2="-2.882cm" svg:y2="19.721cm">
            <text:p text:style-name="P18"><text:s text:c="2"/></text:p>
          </draw:line>
          <draw:g draw:style-name="gr4">
            <draw:line draw:style-name="gr58" draw:text-style-name="P3" draw:layer="layout" svg:x1="-2.174cm" svg:y1="18.797cm" svg:x2="-2.174cm" svg:y2="19.333cm">
              <text:p/>
            </draw:line>
            <draw:line draw:style-name="gr58" draw:text-style-name="P3" draw:layer="layout" svg:x1="-2.139cm" svg:y1="18.797cm" svg:x2="-2.139cm" svg:y2="19.333cm">
              <text:p/>
            </draw:line>
          </draw:g>
          <draw:custom-shape draw:style-name="gr60" draw:text-style-name="P33" draw:layer="layout" svg:width="0.256cm" svg:height="1.844cm" svg:x="-3.398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7" draw:layer="layout" svg:width="1.383cm" svg:height="0.871cm" svg:x="-5.5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34" draw:layer="layout" svg:width="0.356cm" svg:height="1.987cm" svg:x="-4.298cm" svg:y="18.06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35" draw:layer="layout" svg:width="1.383cm" svg:height="0.871cm" svg:x="-6.3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6" draw:layer="layout" svg:width="0.801cm" svg:height="2.174cm" svg:x="-6.84cm" svg:y="17.962cm">
            <text:p/>
            <draw:enhanced-geometry svg:viewBox="0 0 21600 21600" draw:type="rectangle" draw:enhanced-path="M 0 0 L 21600 0 21600 21600 0 21600 0 0 Z N"/>
          </draw:custom-shape>
          <draw:g draw:style-name="gr9">
            <draw:custom-shape draw:style-name="gr65" draw:text-style-name="P37" draw:layer="layout" svg:width="0.441cm" svg:height="0.441cm" svg:x="-6.711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4">
              <draw:line draw:style-name="gr66" draw:text-style-name="P3" draw:layer="layout" svg:x1="-6.652cm" svg:y1="18.303cm" svg:x2="-6.325cm" svg:y2="18.625cm">
                <text:p/>
              </draw:line>
              <draw:line draw:style-name="gr66" draw:text-style-name="P3" draw:layer="layout" svg:x1="-6.325cm" svg:y1="18.303cm" svg:x2="-6.652cm" svg:y2="18.625cm">
                <text:p/>
              </draw:line>
            </draw:g>
          </draw:g>
          <draw:g draw:style-name="gr9">
            <draw:custom-shape draw:style-name="gr67" draw:text-style-name="P38" draw:layer="layout" svg:width="0.441cm" svg:height="0.441cm" svg:x="-6.711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4">
              <draw:line draw:style-name="gr66" draw:text-style-name="P3" draw:layer="layout" svg:x1="-6.651cm" svg:y1="19.403cm" svg:x2="-6.324cm" svg:y2="19.725cm">
                <text:p/>
              </draw:line>
              <draw:line draw:style-name="gr66" draw:text-style-name="P3" draw:layer="layout" svg:x1="-6.324cm" svg:y1="19.403cm" svg:x2="-6.651cm" svg:y2="19.725cm">
                <text:p/>
              </draw:line>
            </draw:g>
          </draw:g>
        </draw:g>
        <draw:g draw:style-name="gr9">
          <draw:g draw:style-name="gr9">
            <draw:path draw:style-name="gr68" draw:text-style-name="P39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9" draw:text-style-name="P3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70" draw:text-style-name="P39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71" draw:text-style-name="P40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1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2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39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43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44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45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9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9" draw:text-style-name="P39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8" draw:text-style-name="P3" draw:layer="layout" svg:x1="3.538cm" svg:y1="7.301cm" svg:x2="3.538cm" svg:y2="7.948cm">
              <text:p/>
            </draw:line>
            <draw:line draw:style-name="gr58" draw:text-style-name="P3" draw:layer="layout" svg:x1="3.514cm" svg:y1="7.302cm" svg:x2="3.514cm" svg:y2="7.949cm">
              <text:p/>
            </draw:line>
            <draw:line draw:style-name="gr58" draw:text-style-name="P3" draw:layer="layout" svg:x1="3.49cm" svg:y1="7.303cm" svg:x2="3.49cm" svg:y2="7.95cm">
              <text:p/>
            </draw:line>
            <draw:line draw:style-name="gr58" draw:text-style-name="P3" draw:layer="layout" svg:x1="3.466cm" svg:y1="7.304cm" svg:x2="3.466cm" svg:y2="7.951cm">
              <text:p/>
            </draw:line>
            <draw:line draw:style-name="gr58" draw:text-style-name="P3" draw:layer="layout" svg:x1="3.466cm" svg:y1="7.305cm" svg:x2="3.466cm" svg:y2="7.952cm">
              <text:p/>
            </draw:line>
            <draw:line draw:style-name="gr58" draw:text-style-name="P3" draw:layer="layout" svg:x1="3.444cm" svg:y1="7.306cm" svg:x2="3.444cm" svg:y2="7.953cm">
              <text:p/>
            </draw:line>
            <draw:line draw:style-name="gr58" draw:text-style-name="P3" draw:layer="layout" svg:x1="3.56cm" svg:y1="7.302cm" svg:x2="3.56cm" svg:y2="7.949cm">
              <text:p/>
            </draw:line>
            <draw:custom-shape draw:style-name="gr80" draw:text-style-name="P27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1" draw:text-style-name="P46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81" draw:text-style-name="P46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9">
          <draw:custom-shape draw:style-name="gr82" draw:text-style-name="P47" draw:layer="layout" svg:width="0.511cm" svg:height="0.675cm" svg:x="1.328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8" draw:text-style-name="P3" draw:layer="layout" svg:x1="1.392cm" svg:y1="9.065cm" svg:x2="1.392cm" svg:y2="9.712cm">
            <text:p/>
          </draw:line>
          <draw:line draw:style-name="gr58" draw:text-style-name="P3" draw:layer="layout" svg:x1="1.416cm" svg:y1="9.066cm" svg:x2="1.416cm" svg:y2="9.713cm">
            <text:p/>
          </draw:line>
          <draw:line draw:style-name="gr58" draw:text-style-name="P3" draw:layer="layout" svg:x1="1.44cm" svg:y1="9.067cm" svg:x2="1.44cm" svg:y2="9.714cm">
            <text:p/>
          </draw:line>
          <draw:line draw:style-name="gr58" draw:text-style-name="P3" draw:layer="layout" svg:x1="1.464cm" svg:y1="9.068cm" svg:x2="1.464cm" svg:y2="9.715cm">
            <text:p/>
          </draw:line>
          <draw:line draw:style-name="gr58" draw:text-style-name="P3" draw:layer="layout" svg:x1="1.464cm" svg:y1="9.069cm" svg:x2="1.464cm" svg:y2="9.716cm">
            <text:p/>
          </draw:line>
          <draw:line draw:style-name="gr58" draw:text-style-name="P3" draw:layer="layout" svg:x1="1.486cm" svg:y1="9.07cm" svg:x2="1.486cm" svg:y2="9.717cm">
            <text:p/>
          </draw:line>
          <draw:line draw:style-name="gr58" draw:text-style-name="P3" draw:layer="layout" svg:x1="1.37cm" svg:y1="9.066cm" svg:x2="1.37cm" svg:y2="9.713cm">
            <text:p/>
          </draw:line>
          <draw:path draw:style-name="gr68" draw:text-style-name="P39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9" draw:text-style-name="P3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70" draw:text-style-name="P39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9">
            <draw:custom-shape draw:style-name="gr72" draw:text-style-name="P41" draw:layer="layout" svg:width="0.113cm" svg:height="1.321cm" svg:x="2.084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3" draw:text-style-name="P42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4" draw:text-style-name="P39" draw:layer="layout" svg:width="0.079cm" svg:height="0.863cm" svg:x="1.85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5" draw:text-style-name="P43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9" draw:text-style-name="P39" draw:layer="layout" svg:width="0.115cm" svg:height="0.789cm" svg:x="2.21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9">
            <draw:custom-shape draw:style-name="gr77" draw:text-style-name="P45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8" draw:text-style-name="P39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80" draw:text-style-name="P27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81" draw:text-style-name="P46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81" draw:text-style-name="P46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6" draw:text-style-name="P44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3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3" draw:text-style-name="P3" draw:layer="layout" svg:x1="4.876cm" svg:y1="10.108cm" svg:x2="5.701cm" svg:y2="10.096cm">
          <text:p/>
        </draw:line>
        <draw:path draw:style-name="gr84" draw:text-style-name="P48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8">_</text:p>
        </draw:path>
        <draw:custom-shape draw:style-name="gr85" draw:text-style-name="P49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draw:custom-shape draw:style-name="gr86" draw:text-style-name="P38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8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8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8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8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8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7" draw:text-style-name="P3" draw:layer="layout" svg:x1="4.835cm" svg:y1="10.046cm" svg:x2="4.979cm" svg:y2="10.785cm">
          <text:p/>
        </draw:line>
        <draw:line draw:style-name="gr21" draw:text-style-name="P3" draw:layer="layout" svg:x1="4.85cm" svg:y1="10.002cm" svg:x2="4.493cm" svg:y2="10.761cm">
          <text:p/>
        </draw:line>
        <draw:line draw:style-name="gr24" draw:text-style-name="P3" draw:layer="layout" svg:x1="4.841cm" svg:y1="10.08cm" svg:x2="4.126cm" svg:y2="10.306cm">
          <text:p/>
        </draw:line>
        <draw:line draw:style-name="gr88" draw:text-style-name="P3" draw:layer="layout" svg:x1="4.845cm" svg:y1="10.046cm" svg:x2="5.402cm" svg:y2="10.578cm">
          <text:p/>
        </draw:line>
        <draw:path draw:style-name="gr25" draw:text-style-name="P3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9" draw:text-style-name="P50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9">
          <draw:custom-shape draw:style-name="gr90" draw:text-style-name="P5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1" draw:text-style-name="P51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9">
            <draw:custom-shape draw:style-name="gr92" draw:text-style-name="P12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2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9">
            <draw:custom-shape draw:style-name="gr93" draw:text-style-name="P52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53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9">
          <draw:g draw:style-name="gr9">
            <draw:custom-shape draw:style-name="gr95" draw:text-style-name="P54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54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23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54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54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23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54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54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23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8" draw:text-style-name="P55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6" draw:text-style-name="P4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6" draw:text-style-name="P4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9" draw:text-style-name="P56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6" draw:text-style-name="P4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6" draw:text-style-name="P57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6" draw:text-style-name="P4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6" draw:text-style-name="P4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9">
          <draw:g draw:style-name="gr9">
            <draw:line draw:style-name="gr100" draw:text-style-name="P3" draw:layer="layout" svg:x1="8.262cm" svg:y1="25.896cm" svg:x2="11.056cm" svg:y2="25.896cm">
              <text:p/>
            </draw:line>
            <draw:custom-shape draw:style-name="gr101" draw:text-style-name="P58" draw:layer="layout" svg:width="2.35cm" svg:height="0.681cm" svg:x="8.4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4">
              <draw:path draw:style-name="gr102" draw:text-style-name="P3" draw:layer="layout" svg:width="0.678cm" svg:height="0.015cm" draw:transform="rotate (-1.5707963267949) translate (9.1158903659913cm 25.556cm)" svg:viewBox="0 0 679 16" svg:d="M0 16c236-25 450-17 679 0">
                <text:p/>
              </draw:path>
              <draw:path draw:style-name="gr103" draw:text-style-name="P3" draw:layer="layout" svg:width="0.678cm" svg:height="0.014cm" draw:transform="rotate (-1.5707963267949) translate (9.23364657103cm 25.556cm)" svg:viewBox="0 0 679 15" svg:d="M0 15c233-18 453-21 679 0">
                <text:p/>
              </draw:path>
              <draw:path draw:style-name="gr104" draw:text-style-name="P3" draw:layer="layout" svg:width="0.678cm" svg:height="0.014cm" draw:transform="rotate (-1.5707963267949) translate (9.3544317465125cm 25.556cm)" svg:viewBox="0 0 679 15" svg:d="M0 15c239-23 456-18 679 0">
                <text:p/>
              </draw:path>
              <draw:path draw:style-name="gr105" draw:text-style-name="P3" draw:layer="layout" svg:width="0.678cm" svg:height="0.014cm" draw:transform="rotate (-1.5707963267949) translate (9.47264657103cm 25.556cm)" svg:viewBox="0 0 679 15" svg:d="M0 15c227-18 458-21 679 0">
                <text:p/>
              </draw:path>
              <draw:path draw:style-name="gr106" draw:text-style-name="P3" draw:layer="layout" svg:width="0.678cm" svg:height="0.013cm" draw:transform="rotate (-1.5707963267949) translate (9.9742598547953cm 25.556cm)" svg:viewBox="0 0 679 14" svg:d="M0 14c233-20 456-18 679 0">
                <text:p/>
              </draw:path>
            </draw:g>
            <draw:custom-shape draw:style-name="gr107" draw:text-style-name="P12" draw:layer="layout" svg:width="0.133cm" svg:height="0.12cm" svg:x="8.3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7" draw:text-style-name="P12" draw:layer="layout" svg:width="0.133cm" svg:height="0.12cm" svg:x="10.8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9">
          <draw:g draw:style-name="gr9">
            <draw:line draw:style-name="gr108" draw:text-style-name="P59" draw:layer="layout" svg:x1="5.205cm" svg:y1="25.463cm" svg:x2="5.204cm" svg:y2="25.535cm">
              <text:p/>
            </draw:line>
            <draw:custom-shape draw:style-name="gr109" draw:text-style-name="P60" draw:layer="layout" svg:width="0.154cm" svg:height="0.036cm" draw:transform="skewX (-0.0555014702134197) rotate (1.2325515177584) translate (5.182cm 25.49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9">
            <draw:line draw:style-name="gr110" draw:text-style-name="P12" draw:layer="layout" svg:x1="5.531cm" svg:y1="25.46cm" svg:x2="5.532cm" svg:y2="25.532cm">
              <text:p/>
            </draw:line>
            <draw:custom-shape draw:style-name="gr111" draw:text-style-name="P61" draw:layer="layout" svg:width="0.149cm" svg:height="0.034cm" draw:transform="rotate (1.21509822523845) translate (5.47cm 25.48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12" draw:text-style-name="P62" draw:layer="layout" svg:width="0.475cm" svg:height="0.48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3" draw:text-style-name="P12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3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draw:g draw:style-name="gr9">
            <draw:line draw:style-name="gr100" draw:text-style-name="P3" draw:layer="layout" svg:x1="8.262cm" svg:y1="27.396cm" svg:x2="10.44cm" svg:y2="27.396cm">
              <text:p/>
            </draw:line>
            <draw:custom-shape draw:style-name="gr107" draw:text-style-name="P12" draw:layer="layout" svg:width="0.133cm" svg:height="0.12cm" svg:x="8.3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7" draw:text-style-name="P12" draw:layer="layout" svg:width="0.133cm" svg:height="0.12cm" svg:x="10.2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64" draw:layer="layout" svg:width="1.739cm" svg:height="0.681cm" svg:x="8.4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3" draw:text-style-name="P3" draw:layer="layout" svg:width="0.685cm" svg:height="0.047cm" draw:transform="rotate (-1.5707963267949) translate (10.0476434404469cm 27.052cm)" svg:viewBox="0 0 686 48" svg:d="M0 48c233-61 479-66 686 0">
              <text:p/>
            </draw:path>
            <draw:polygon draw:style-name="gr116" draw:text-style-name="P65" draw:layer="layout" svg:width="0.175cm" svg:height="0.243cm" svg:x="8.793cm" svg:y="27.257cm" svg:viewBox="0 0 176 244" draw:points="57,244 120,244 176,0 124,0 105,95 89,188 81,141 77,118 72,95 52,0 0,0">
              <text:p/>
            </draw:polygon>
            <draw:polygon draw:style-name="gr116" draw:text-style-name="P65" draw:layer="layout" svg:width="0.035cm" svg:height="0.189cm" svg:x="8.982cm" svg:y="27.312cm" svg:viewBox="0 0 36 190" draw:points="36,0 0,0 0,190 36,190">
              <text:p/>
            </draw:polygon>
            <draw:polygon draw:style-name="gr116" draw:text-style-name="P65" draw:layer="layout" svg:width="0.114cm" svg:height="0.189cm" svg:x="9.032cm" svg:y="27.312cm" svg:viewBox="0 0 115 190" draw:points="0,42 40,42 40,190 76,190 76,42 115,42 115,0 0,0">
              <text:p/>
            </draw:polygon>
            <draw:path draw:style-name="gr116" draw:text-style-name="P65" draw:layer="layout" svg:width="0.136cm" svg:height="0.189cm" svg:x="9.139cm" svg:y="27.312cm" svg:viewBox="0 0 137 190" svg:d="M0 190h40l8-37h40l8 37h41l-45-190h-49zM55 115l3-18 4-18 5-37 13 73z">
              <text:p/>
            </draw:path>
            <draw:polygon draw:style-name="gr116" draw:text-style-name="P65" draw:layer="layout" svg:width="0.156cm" svg:height="0.189cm" svg:x="9.2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6" draw:text-style-name="P65" draw:layer="layout" svg:width="0.035cm" svg:height="0.189cm" svg:x="9.463cm" svg:y="27.312cm" svg:viewBox="0 0 36 190" draw:points="36,0 0,0 0,190 36,190">
              <text:p/>
            </draw:polygon>
            <draw:polygon draw:style-name="gr116" draw:text-style-name="P65" draw:layer="layout" svg:width="0.122cm" svg:height="0.189cm" svg:x="9.5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6" draw:text-style-name="P65" draw:layer="layout" svg:width="0.167cm" svg:height="0.264cm" svg:x="9.6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7" draw:text-style-name="P3" draw:layer="layout" svg:x1="6.065cm" svg:y1="25.817cm" svg:x2="7.266cm" svg:y2="25.817cm">
          <text:p/>
        </draw:line>
        <draw:custom-shape draw:style-name="gr118" draw:text-style-name="P66" draw:layer="layout" svg:width="1.012cm" svg:height="0.48cm" svg:x="6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9" draw:text-style-name="P67" draw:layer="layout" svg:width="0.186cm" svg:height="0.477cm" svg:x="6.148cm" svg:y="25.58cm" svg:viewBox="0 0 187 478" svg:d="M187 478c-28-4-55-13-80-27-33-19-60-46-78-79-19-32-29-69-29-107v-53c0-37 10-74 29-107 18-32 45-59 78-78 25-14 52-23 80-27z">
          <text:p/>
        </draw:path>
        <draw:g draw:style-name="gr9">
          <draw:line draw:style-name="gr117" draw:text-style-name="P3" draw:layer="layout" svg:x1="6.066cm" svg:y1="26.818cm" svg:x2="7.267cm" svg:y2="26.818cm">
            <text:p/>
          </draw:line>
          <draw:custom-shape draw:style-name="gr120" draw:text-style-name="P68" draw:layer="layout" svg:width="1.012cm" svg:height="0.48cm" svg:x="6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1" draw:text-style-name="P69" draw:layer="layout" svg:width="0.186cm" svg:height="0.477cm" svg:x="6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9">
          <draw:g draw:style-name="gr4">
            <draw:line draw:style-name="gr58" draw:text-style-name="P3" draw:layer="layout" svg:x1="9.015cm" svg:y1="23.302cm" svg:x2="9.645cm" svg:y2="23.302cm">
              <text:p/>
            </draw:line>
            <draw:path draw:style-name="gr122" draw:text-style-name="P70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3" draw:text-style-name="P3" draw:layer="layout" svg:x1="9.198cm" svg:y1="23.235cm" svg:x2="9.198cm" svg:y2="23.372cm">
              <text:p/>
            </draw:line>
            <draw:line draw:style-name="gr124" draw:text-style-name="P3" draw:layer="layout" svg:x1="9.238cm" svg:y1="23.235cm" svg:x2="9.238cm" svg:y2="23.372cm">
              <text:p/>
            </draw:line>
            <draw:line draw:style-name="gr125" draw:text-style-name="P3" draw:layer="layout" svg:x1="9.277cm" svg:y1="23.235cm" svg:x2="9.277cm" svg:y2="23.372cm">
              <text:p/>
            </draw:line>
          </draw:g>
        </draw:g>
        <draw:g draw:style-name="gr9">
          <draw:line draw:style-name="gr100" draw:text-style-name="P3" draw:layer="layout" svg:x1="8.262cm" svg:y1="24.396cm" svg:x2="11.056cm" svg:y2="24.396cm">
            <text:p/>
          </draw:line>
          <draw:custom-shape draw:style-name="gr101" draw:text-style-name="P58" draw:layer="layout" svg:width="2.35cm" svg:height="0.681cm" svg:x="8.4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2" draw:text-style-name="P3" draw:layer="layout" svg:x1="9.1cm" svg:y1="24.052cm" svg:x2="9.1cm" svg:y2="24.738cm">
            <text:p/>
          </draw:line>
          <draw:line draw:style-name="gr103" draw:text-style-name="P3" draw:layer="layout" svg:x1="9.219cm" svg:y1="24.052cm" svg:x2="9.219cm" svg:y2="24.738cm">
            <text:p/>
          </draw:line>
          <draw:line draw:style-name="gr104" draw:text-style-name="P3" draw:layer="layout" svg:x1="9.339cm" svg:y1="24.052cm" svg:x2="9.339cm" svg:y2="24.738cm">
            <text:p/>
          </draw:line>
          <draw:line draw:style-name="gr105" draw:text-style-name="P3" draw:layer="layout" svg:x1="9.458cm" svg:y1="24.052cm" svg:x2="9.458cm" svg:y2="24.738cm">
            <text:p/>
          </draw:line>
          <draw:line draw:style-name="gr106" draw:text-style-name="P3" draw:layer="layout" svg:x1="9.96cm" svg:y1="24.052cm" svg:x2="9.96cm" svg:y2="24.738cm">
            <text:p/>
          </draw:line>
          <draw:custom-shape draw:style-name="gr107" draw:text-style-name="P12" draw:layer="layout" svg:width="0.133cm" svg:height="0.12cm" svg:x="8.3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2" draw:layer="layout" svg:width="0.133cm" svg:height="0.12cm" svg:x="10.8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ustom-shape draw:style-name="gr126" draw:text-style-name="P3" draw:layer="layout" svg:width="1.422cm" svg:height="1.422cm" svg:x="2.274cm" svg:y="1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71" draw:layer="layout" svg:width="1.753cm" svg:height="0.164cm" svg:x="2.107cm" svg:y="19.336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72" draw:layer="layout" svg:width="2.092cm" svg:height="0.206cm" svg:x="1.68cm" svg:y="18.83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5" draw:layer="layout" svg:width="1.694cm" svg:height="0.125cm" svg:x="2.107cm" svg:y="18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" draw:layer="layout" svg:width="1.703cm" svg:height="0.125cm" svg:x="2.107cm" svg:y="18.709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1.753cm" svg:height="0.125cm" svg:x="2.107cm" svg:y="19.04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1.753cm" svg:height="0.125cm" svg:x="2.107cm" svg:y="19.178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72" draw:layer="layout" svg:width="1.512cm" svg:height="0.115cm" svg:x="2.247cm" svg:y="19.501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72" draw:layer="layout" svg:width="1.566cm" svg:height="0.057cm" svg:x="2.19cm" svg:y="18.323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3" draw:layer="layout" svg:x1="2.129cm" svg:y1="18.69cm" svg:x2="4.578cm" svg:y2="18.69cm">
            <text:p/>
          </draw:line>
          <draw:line draw:style-name="gr134" draw:text-style-name="P3" draw:layer="layout" svg:x1="1.291cm" svg:y1="18.562cm" svg:x2="3.788cm" svg:y2="18.562cm">
            <text:p/>
          </draw:line>
          <draw:line draw:style-name="gr134" draw:text-style-name="P3" draw:layer="layout" svg:x1="1.32cm" svg:y1="19.318cm" svg:x2="3.837cm" svg:y2="19.318cm">
            <text:p/>
          </draw:line>
          <draw:line draw:style-name="gr134" draw:text-style-name="P3" draw:layer="layout" svg:x1="2.131cm" svg:y1="19.158cm" svg:x2="4.572cm" svg:y2="19.158cm">
            <text:p/>
          </draw:line>
          <draw:custom-shape draw:style-name="gr135" draw:text-style-name="P73" draw:layer="layout" svg:width="0.31cm" svg:height="0.31cm" svg:x="3.357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73" draw:layer="layout" svg:width="0.31cm" svg:height="0.31cm" svg:x="2.235cm" svg:y="18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71" draw:layer="layout" svg:width="1.753cm" svg:height="0.173cm" svg:x="2.107cm" svg:y="18.376cm">
            <text:p/>
            <draw:enhanced-geometry svg:viewBox="0 0 21600 21600" draw:type="rectangle" draw:enhanced-path="M 0 0 L 21600 0 21600 21600 0 21600 0 0 Z N"/>
          </draw:custom-shape>
        </draw:g>
        <draw:g draw:style-name="gr9">
          <draw:custom-shape draw:style-name="gr126" draw:text-style-name="P3" draw:layer="layout" svg:width="1.422cm" svg:height="1.422cm" svg:x="6.575cm" svg:y="18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71" draw:layer="layout" svg:width="1.753cm" svg:height="0.164cm" svg:x="6.408cm" svg:y="19.337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72" draw:layer="layout" svg:width="2.092cm" svg:height="0.206cm" svg:x="5.981cm" svg:y="18.835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5" draw:layer="layout" svg:width="1.694cm" svg:height="0.125cm" svg:x="6.408cm" svg:y="1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5" draw:layer="layout" svg:width="1.703cm" svg:height="0.125cm" svg:x="6.408cm" svg:y="18.7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1.753cm" svg:height="0.125cm" svg:x="6.408cm" svg:y="19.04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1.753cm" svg:height="0.125cm" svg:x="6.408cm" svg:y="19.179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72" draw:layer="layout" svg:width="1.512cm" svg:height="0.115cm" svg:x="6.548cm" svg:y="19.502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72" draw:layer="layout" svg:width="1.566cm" svg:height="0.057cm" svg:x="6.491cm" svg:y="18.324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3" draw:layer="layout" svg:x1="6.43cm" svg:y1="18.691cm" svg:x2="8.091cm" svg:y2="18.691cm">
            <text:p/>
          </draw:line>
          <draw:line draw:style-name="gr134" draw:text-style-name="P3" draw:layer="layout" svg:x1="5.592cm" svg:y1="18.563cm" svg:x2="8.089cm" svg:y2="18.563cm">
            <text:p/>
          </draw:line>
          <draw:line draw:style-name="gr134" draw:text-style-name="P3" draw:layer="layout" svg:x1="5.621cm" svg:y1="19.319cm" svg:x2="8.138cm" svg:y2="19.319cm">
            <text:p/>
          </draw:line>
          <draw:line draw:style-name="gr134" draw:text-style-name="P3" draw:layer="layout" svg:x1="6.432cm" svg:y1="19.159cm" svg:x2="8.134cm" svg:y2="19.159cm">
            <text:p/>
          </draw:line>
          <draw:custom-shape draw:style-name="gr135" draw:text-style-name="P73" draw:layer="layout" svg:width="0.31cm" svg:height="0.31cm" svg:x="7.658cm" svg:y="18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73" draw:layer="layout" svg:width="0.31cm" svg:height="0.31cm" svg:x="6.536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71" draw:layer="layout" svg:width="1.753cm" svg:height="0.173cm" svg:x="6.408cm" svg:y="18.377cm">
            <text:p/>
            <draw:enhanced-geometry svg:viewBox="0 0 21600 21600" draw:type="rectangle" draw:enhanced-path="M 0 0 L 21600 0 21600 21600 0 21600 0 0 Z N"/>
          </draw:custom-shape>
          <draw:line draw:style-name="gr134" draw:text-style-name="P3" draw:layer="layout" svg:x1="8.09cm" svg:y1="18.691cm" svg:x2="8.715cm" svg:y2="18.921cm">
            <text:p/>
          </draw:line>
          <draw:line draw:style-name="gr134" draw:text-style-name="P3" draw:layer="layout" svg:x1="8.131cm" svg:y1="19.162cm" svg:x2="8.709cm" svg:y2="18.915cm">
            <text:p/>
          </draw:line>
        </draw:g>
        <draw:g draw:style-name="gr9">
          <draw:g draw:style-name="gr4">
            <draw:path draw:style-name="gr136" draw:text-style-name="P74" draw:layer="layout" svg:width="0.964cm" svg:height="4.774cm" svg:x="15.911cm" svg:y="22.755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  <draw:path draw:style-name="gr137" draw:text-style-name="P75" draw:layer="layout" svg:width="0.964cm" svg:height="4.774cm" svg:x="15.898cm" svg:y="22.742cm" svg:viewBox="0 0 965 4775" svg:d="M631 338c0-26-7-52-20-74s-32-41-54-54-48-20-74-20-52 7-74 20-41 32-54 54-20 48-20 74 7 52 20 74 32 41 54 54 48 20 74 20 52-7 74-20 41-32 54-54 20-48 20-74zM631 4438c0-26-7-52-20-74s-32-41-54-54-48-20-74-20-52 7-74 20-41 32-54 54-20 48-20 74 7 52 20 74 32 41 54 54 48 20 74 20 52-7 74-20 41-32 54-54 20-48 20-74zM0 4775v-4775h965v4775z">
              <text:p/>
            </draw:path>
          </draw:g>
          <draw:g draw:style-name="gr9">
            <draw:g draw:style-name="gr4">
              <draw:path draw:style-name="gr138" draw:text-style-name="P76" draw:layer="layout" svg:width="0.709cm" svg:height="0.397cm" svg:x="15.873cm" svg:y="23.377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76" draw:layer="layout" svg:width="0.709cm" svg:height="0.397cm" svg:x="15.873cm" svg:y="24.41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76" draw:layer="layout" svg:width="0.709cm" svg:height="0.397cm" svg:x="15.873cm" svg:y="26.477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8" draw:text-style-name="P76" draw:layer="layout" svg:width="0.709cm" svg:height="0.397cm" svg:x="15.873cm" svg:y="25.444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  <draw:g draw:style-name="gr4">
              <draw:path draw:style-name="gr139" draw:text-style-name="P12" draw:layer="layout" svg:width="0.709cm" svg:height="0.397cm" svg:x="15.857cm" svg:y="23.365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9" draw:text-style-name="P12" draw:layer="layout" svg:width="0.709cm" svg:height="0.397cm" svg:x="15.857cm" svg:y="24.398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9" draw:text-style-name="P12" draw:layer="layout" svg:width="0.709cm" svg:height="0.397cm" svg:x="15.857cm" svg:y="26.465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  <draw:path draw:style-name="gr139" draw:text-style-name="P12" draw:layer="layout" svg:width="0.709cm" svg:height="0.397cm" svg:x="15.857cm" svg:y="25.432cm" svg:viewBox="0 0 710 398" svg:d="M710 397c-5 1-9 1-14 1h-561c-24 0-47-7-68-20-20-14-37-33-49-56s-18-49-18-76v-94c0-27 6-53 18-76s29-42 49-56c21-13 44-20 68-20h561c5 0 9 0 14 1zM112 72c-15 9-27 23-35 39-9 17-13 35-13 54v67 1c0 19 4 37 13 54 8 16 20 30 35 39 14 10 31 15 48 15h161 1c17 0 33-5 48-15 14-9 27-23 35-39 8-17 13-35 13-54v-68c0-19-5-37-13-54-8-16-21-30-35-39-15-10-31-15-48-15h-162c-17 0-34 5-48 15z">
                <text:p/>
              </draw:path>
            </draw:g>
          </draw:g>
          <draw:g draw:style-name="gr9">
            <draw:g draw:style-name="gr4">
              <draw:path draw:style-name="gr138" draw:text-style-name="P76" draw:layer="layout" svg:width="0.709cm" svg:height="0.397cm" svg:x="16.657cm" svg:y="22.977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76" draw:layer="layout" svg:width="0.709cm" svg:height="0.397cm" svg:x="16.657cm" svg:y="24.01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76" draw:layer="layout" svg:width="0.709cm" svg:height="0.397cm" svg:x="16.657cm" svg:y="26.077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8" draw:text-style-name="P76" draw:layer="layout" svg:width="0.709cm" svg:height="0.397cm" svg:x="16.657cm" svg:y="25.044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  <draw:g draw:style-name="gr4">
              <draw:path draw:style-name="gr139" draw:text-style-name="P12" draw:layer="layout" svg:width="0.709cm" svg:height="0.397cm" svg:x="16.673cm" svg:y="22.965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9" draw:text-style-name="P12" draw:layer="layout" svg:width="0.709cm" svg:height="0.397cm" svg:x="16.673cm" svg:y="23.998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9" draw:text-style-name="P12" draw:layer="layout" svg:width="0.709cm" svg:height="0.397cm" svg:x="16.673cm" svg:y="26.065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  <draw:path draw:style-name="gr139" draw:text-style-name="P12" draw:layer="layout" svg:width="0.709cm" svg:height="0.397cm" svg:x="16.673cm" svg:y="25.032cm" svg:viewBox="0 0 710 398" svg:d="M0 397c5 1 9 1 14 1h561c24 0 47-7 68-20 20-14 37-33 49-56s18-49 18-76v-94c0-27-6-53-18-76s-29-42-49-56c-21-13-44-20-68-20h-561c-5 0-9 0-14 1zM598 72c15 9 27 23 35 39 9 17 13 35 13 54v67 1c0 19-4 37-13 54-8 16-20 30-35 39-14 10-31 15-48 15h-161-1c-17 0-33-5-48-15-14-9-27-23-35-39-8-17-13-35-13-54v-68c0-19 5-37 13-54 8-16 21-30 35-39 15-10 31-15 48-15h162c17 0 34 5 48 15z">
                <text:p/>
              </draw:path>
            </draw:g>
          </draw:g>
          <draw:g draw:style-name="gr9">
            <draw:custom-shape draw:style-name="gr140" draw:text-style-name="P77" draw:layer="layout" svg:width="0.129cm" svg:height="4.421cm" svg:x="16.584cm" svg:y="22.938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71" draw:layer="layout" svg:width="0.129cm" svg:height="4.421cm" svg:x="16.563cm" svg:y="22.91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9">
          <draw:custom-shape draw:style-name="gr142" draw:text-style-name="P78" draw:layer="layout" svg:width="0.65cm" svg:height="0.349cm" svg:x="18.265cm" svg:y="24.736cm">
            <text:p/>
            <draw:enhanced-geometry svg:viewBox="0 0 21600 21600" draw:type="rectangle" draw:enhanced-path="M 0 0 L 21600 0 21600 21600 0 21600 0 0 Z N"/>
          </draw:custom-shape>
          <draw:g draw:style-name="gr9">
            <draw:g draw:style-name="gr9">
              <draw:custom-shape draw:style-name="gr143" draw:text-style-name="P79" draw:layer="layout" svg:width="0.622cm" svg:height="0.768cm" svg:x="18.517cm" svg:y="24.55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4" draw:text-style-name="P79" draw:layer="layout" svg:width="0.671cm" svg:height="0.965cm" svg:x="19.168cm" svg:y="24.44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79" draw:layer="layout" svg:width="0.914cm" svg:height="1.092cm" svg:x="18.79cm" svg:y="24.36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46" draw:text-style-name="P3" draw:layer="layout" svg:x1="18.846cm" svg:y1="24.564cm" svg:x2="19.64cm" svg:y2="24.564cm">
              <text:p/>
            </draw:line>
          </draw:g>
        </draw:g>
        <draw:g draw:style-name="gr9">
          <draw:custom-shape draw:style-name="gr142" draw:text-style-name="P78" draw:layer="layout" svg:width="0.65cm" svg:height="0.349cm" draw:transform="rotate (-0.523598775598299) translate (18.03cm 26.768cm)">
            <text:p/>
            <draw:enhanced-geometry svg:viewBox="0 0 21600 21600" draw:type="rectangle" draw:enhanced-path="M 0 0 L 21600 0 21600 21600 0 21600 0 0 Z N"/>
          </draw:custom-shape>
          <draw:g draw:style-name="gr9">
            <draw:g draw:style-name="gr9">
              <draw:custom-shape draw:style-name="gr143" draw:text-style-name="P79" draw:layer="layout" svg:width="0.622cm" svg:height="0.768cm" draw:transform="rotate (-0.523598775598299) translate (18.339cm 26.73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4" draw:text-style-name="P79" draw:layer="layout" svg:width="0.671cm" svg:height="0.965cm" draw:transform="rotate (-0.523598775598299) translate (18.959cm 26.9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79" draw:layer="layout" svg:width="0.914cm" svg:height="1.092cm" draw:transform="rotate (-0.523598775598299) translate (18.671cm 26.708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46" draw:text-style-name="P3" draw:layer="layout" svg:x1="18.62cm" svg:y1="26.909cm" svg:x2="19.308cm" svg:y2="27.306cm">
              <text:p/>
            </draw:line>
          </draw:g>
        </draw:g>
        <draw:g draw:style-name="gr9">
          <draw:custom-shape draw:style-name="gr142" draw:text-style-name="P78" draw:layer="layout" svg:width="0.65cm" svg:height="0.349cm" draw:transform="rotate (0.523598775598299) translate (17.961cm 22.878cm)">
            <text:p/>
            <draw:enhanced-geometry svg:viewBox="0 0 21600 21600" draw:type="rectangle" draw:enhanced-path="M 0 0 L 21600 0 21600 21600 0 21600 0 0 Z N"/>
          </draw:custom-shape>
          <draw:g draw:style-name="gr9">
            <draw:g draw:style-name="gr9">
              <draw:custom-shape draw:style-name="gr143" draw:text-style-name="P79" draw:layer="layout" svg:width="0.622cm" svg:height="0.768cm" draw:transform="rotate (0.523598775598299) translate (18.089cm 22.595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4" draw:text-style-name="P79" draw:layer="layout" svg:width="0.671cm" svg:height="0.965cm" draw:transform="rotate (0.523598775598299) translate (18.597cm 22.17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79" draw:layer="layout" svg:width="0.914cm" svg:height="1.092cm" draw:transform="rotate (0.523598775598299) translate (18.23cm 22.293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46" draw:text-style-name="P3" draw:layer="layout" svg:x1="18.379cm" svg:y1="22.438cm" svg:x2="19.067cm" svg:y2="22.041cm">
              <text:p/>
            </draw:line>
          </draw:g>
        </draw:g>
        <draw:g draw:style-name="gr9">
          <draw:custom-shape draw:style-name="gr142" draw:text-style-name="P78" draw:layer="layout" svg:width="0.65cm" svg:height="0.349cm" svg:x="12.047cm" svg:y="24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47" draw:text-style-name="P80" draw:layer="layout" svg:width="1.466cm" svg:height="0.74cm" svg:x="12.311cm" svg:y="24.632cm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<text:p/>
          </draw:path>
        </draw:g>
        <draw:g draw:style-name="gr9">
          <draw:custom-shape draw:style-name="gr142" draw:text-style-name="P78" draw:layer="layout" svg:width="0.65cm" svg:height="0.349cm" draw:transform="rotate (0.261799387799149) translate (11.903cm 23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48" draw:text-style-name="P81" draw:layer="layout" svg:width="1.466cm" svg:height="0.74cm" draw:transform="rotate (0.261799387799149) translate (12.1075523553192cm 23.6755487077899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<text:p/>
          </draw:path>
        </draw:g>
        <draw:g draw:style-name="gr9">
          <draw:custom-shape draw:style-name="gr142" draw:text-style-name="P78" draw:layer="layout" svg:width="0.65cm" svg:height="0.349cm" draw:transform="rotate (0.523598775598299) translate (11.715cm 22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49" draw:text-style-name="P82" draw:layer="layout" svg:width="1.466cm" svg:height="0.74cm" draw:transform="rotate (0.523598775598299) translate (11.8452762850104cm 22.6519071819687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<text:p/>
          </draw:path>
        </draw:g>
        <draw:g draw:style-name="gr9">
          <draw:custom-shape draw:style-name="gr142" draw:text-style-name="P78" draw:layer="layout" svg:width="0.65cm" svg:height="0.349cm" draw:transform="rotate (-0.261799387799149) translate (11.976cm 25.7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50" draw:text-style-name="P83" draw:layer="layout" svg:width="1.466cm" svg:height="0.74cm" draw:transform="rotate (-0.261799387799149) translate (12.2826028751589cm 25.6144447631338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<text:p/>
          </draw:path>
        </draw:g>
        <draw:g draw:style-name="gr9">
          <draw:custom-shape draw:style-name="gr142" draw:text-style-name="P78" draw:layer="layout" svg:width="0.65cm" svg:height="0.349cm" draw:transform="rotate (-0.523598775598299) translate (11.888cm 26.6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51" draw:text-style-name="P84" draw:layer="layout" svg:width="1.466cm" svg:height="0.74cm" draw:transform="rotate (-0.523598775598299) translate (12.2148730213404cm 26.6305019430024cm)" svg:viewBox="0 0 1467 741" svg:d="M441 6l1 1c-77-12-153-9-222 17-69 25-124 70-163 133s-57 139-57 217v-1 1c0 78 18 152 57 216 39 63 95 103 162 128s143 29 220 17c194-33 387-64 580-91 78-11 154-33 223-63s122-65 163-101c41-37 62-76 62-114v-1 1c1-39-17-77-57-114s-94-72-161-100-143-50-221-60c-195-27-391-56-587-8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721" draw:display-name="Gradient 721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2" draw:display-name="Gradient 722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3" draw:display-name="Gradient 723" draw:style="linear" draw:start-color="#ffe4b5" draw:end-color="#f4a460" draw:start-intensity="100%" draw:end-intensity="100%" draw:angle="0deg" draw:border="0%">
      <loext:gradient-stop svg:offset="0" loext:color-type="rgb" loext:color-value="#ffe4b5"/>
      <loext:gradient-stop svg:offset="1" loext:color-type="rgb" loext:color-value="#f4a460"/>
    </draw:gradient>
    <draw:gradient draw:name="Gradient_20_724" draw:display-name="Gradient 724" draw:style="linear" draw:start-color="#a9a9a9" draw:end-color="#808080" draw:start-intensity="100%" draw:end-intensity="100%" draw:angle="30deg" draw:border="0%">
      <loext:gradient-stop svg:offset="0" loext:color-type="rgb" loext:color-value="#a9a9a9"/>
      <loext:gradient-stop svg:offset="1" loext:color-type="rgb" loext:color-value="#808080"/>
    </draw:gradient>
    <draw:gradient draw:name="Gradient_20_743" draw:display-name="Gradient 743" draw:style="linear" draw:start-color="#d8bfd8" draw:end-color="#dda0dd" draw:start-intensity="100%" draw:end-intensity="100%" draw:angle="30deg" draw:border="0%">
      <loext:gradient-stop svg:offset="0" loext:color-type="rgb" loext:color-value="#d8bfd8"/>
      <loext:gradient-stop svg:offset="1" loext:color-type="rgb" loext:color-value="#dda0dd"/>
    </draw:gradient>
    <draw:gradient draw:name="Gradient_20_779" draw:display-name="Gradient 779" draw:style="linear" draw:start-color="#a9a9a9" draw:end-color="#696969" draw:start-intensity="100%" draw:end-intensity="100%" draw:angle="90deg" draw:border="0%">
      <loext:gradient-stop svg:offset="0" loext:color-type="rgb" loext:color-value="#a9a9a9"/>
      <loext:gradient-stop svg:offset="1" loext:color-type="rgb" loext:color-value="#696969"/>
    </draw:gradient>
    <draw:gradient draw:name="Gradient_20_791" draw:display-name="Gradient 791" draw:style="ellipsoid" draw:cx="50%" draw:cy="50%" draw:start-color="#a9a9a9" draw:end-color="#f5f5f5" draw:start-intensity="100%" draw:end-intensity="100%" draw:angle="0deg" draw:border="0%">
      <loext:gradient-stop svg:offset="0" loext:color-type="rgb" loext:color-value="#a9a9a9"/>
      <loext:gradient-stop svg:offset="1" loext:color-type="rgb" loext:color-value="#f5f5f5"/>
    </draw:gradient>
    <draw:gradient draw:name="Gradient_20_795" draw:display-name="Gradient 795" draw:style="linear" draw:start-color="#d3d3d3" draw:end-color="#a9a9a9" draw:start-intensity="100%" draw:end-intensity="100%" draw:angle="90deg" draw:border="0%">
      <loext:gradient-stop svg:offset="0" loext:color-type="rgb" loext:color-value="#d3d3d3"/>
      <loext:gradient-stop svg:offset="1" loext:color-type="rgb" loext:color-value="#a9a9a9"/>
    </draw:gradient>
    <draw:gradient draw:name="Gradient_20_796" draw:display-name="Gradient 796" draw:style="ellipsoid" draw:cx="50%" draw:cy="50%" draw:start-color="#a9a9a9" draw:end-color="#f5f5f5" draw:start-intensity="100%" draw:end-intensity="100%" draw:angle="30deg" draw:border="0%">
      <loext:gradient-stop svg:offset="0" loext:color-type="rgb" loext:color-value="#a9a9a9"/>
      <loext:gradient-stop svg:offset="1" loext:color-type="rgb" loext:color-value="#f5f5f5"/>
    </draw:gradient>
    <draw:gradient draw:name="Gradient_20_797" draw:display-name="Gradient 797" draw:style="ellipsoid" draw:cx="50%" draw:cy="50%" draw:start-color="#a9a9a9" draw:end-color="#f5f5f5" draw:start-intensity="100%" draw:end-intensity="100%" draw:angle="15deg" draw:border="0%">
      <loext:gradient-stop svg:offset="0" loext:color-type="rgb" loext:color-value="#a9a9a9"/>
      <loext:gradient-stop svg:offset="1" loext:color-type="rgb" loext:color-value="#f5f5f5"/>
    </draw:gradient>
    <draw:gradient draw:name="Gradient_20_798" draw:display-name="Gradient 798" draw:style="ellipsoid" draw:cx="50%" draw:cy="50%" draw:start-color="#a9a9a9" draw:end-color="#f5f5f5" draw:start-intensity="100%" draw:end-intensity="100%" draw:angle="345deg" draw:border="0%">
      <loext:gradient-stop svg:offset="0" loext:color-type="rgb" loext:color-value="#a9a9a9"/>
      <loext:gradient-stop svg:offset="1" loext:color-type="rgb" loext:color-value="#f5f5f5"/>
    </draw:gradient>
    <draw:gradient draw:name="Gradient_20_799" draw:display-name="Gradient 799" draw:style="ellipsoid" draw:cx="50%" draw:cy="50%" draw:start-color="#a9a9a9" draw:end-color="#f5f5f5" draw:start-intensity="100%" draw:end-intensity="100%" draw:angle="330deg" draw:border="0%">
      <loext:gradient-stop svg:offset="0" loext:color-type="rgb" loext:color-value="#a9a9a9"/>
      <loext:gradient-stop svg:offset="1" loext:color-type="rgb" loext:color-value="#f5f5f5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d3d3d3" draw:end-color="#a9a9a9" draw:start-intensity="100%" draw:end-intensity="100%" draw:angle="30deg" draw:border="0%">
      <loext:gradient-stop svg:offset="0" loext:color-type="rgb" loext:color-value="#d3d3d3"/>
      <loext:gradient-stop svg:offset="1" loext:color-type="rgb" loext:color-value="#a9a9a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12T07:21:53.829606912</dc:date>
    <meta:editing-duration>P2DT4H4M1S</meta:editing-duration>
    <meta:editing-cycles>24</meta:editing-cycles>
    <meta:generator>LibreOffice/24.2.7.2$Linux_X86_64 LibreOffice_project/420$Build-2</meta:generator>
    <meta:document-statistic meta:object-count="458"/>
  </office:meta>
</office:document-meta>
</file>